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66b3" draw:textarea-horizontal-align="justify" draw:textarea-vertical-align="middle" draw:auto-grow-height="false" fo:min-height="9.402cm" fo:min-width="14.867cm"/>
    </style:style>
    <style:style style:name="gr2" style:family="graphic" style:parent-style-name="standard">
      <style:graphic-properties draw:fill-color="#ed1c24" draw:textarea-horizontal-align="justify" draw:textarea-vertical-align="middle" draw:auto-grow-height="false" fo:min-height="1.565cm" fo:min-width="1.532cm"/>
    </style:style>
    <style:style style:name="gr3" style:family="graphic" style:parent-style-name="standard">
      <style:graphic-properties draw:fill-color="#ed1c24" draw:textarea-horizontal-align="justify" draw:textarea-vertical-align="middle" draw:auto-grow-height="false" fo:min-height="1.692cm" fo:min-width="1.503cm"/>
    </style:style>
    <style:style style:name="gr4" style:family="graphic" style:parent-style-name="standard">
      <style:graphic-properties draw:fill-color="#ed1c24" draw:textarea-horizontal-align="justify" draw:textarea-vertical-align="middle" draw:auto-grow-height="false" fo:min-height="1.692cm" fo:min-width="1.474cm"/>
    </style:style>
    <style:style style:name="gr5" style:family="graphic" style:parent-style-name="standard">
      <style:graphic-properties draw:fill-color="#ed1c24" draw:textarea-horizontal-align="justify" draw:textarea-vertical-align="middle" draw:auto-grow-height="false" fo:min-height="1.692cm" fo:min-width="1.572cm"/>
    </style:style>
    <style:style style:name="gr6" style:family="graphic" style:parent-style-name="standard">
      <style:graphic-properties draw:fill-color="#ed1c24" draw:textarea-horizontal-align="justify" draw:textarea-vertical-align="middle" draw:auto-grow-height="false" fo:min-height="1.692cm" fo:min-width="1.543cm"/>
    </style:style>
    <style:style style:name="gr7" style:family="graphic" style:parent-style-name="standard">
      <style:graphic-properties draw:fill-color="#fff200" draw:textarea-horizontal-align="justify" draw:textarea-vertical-align="middle" draw:auto-grow-height="false" fo:min-height="0.512cm" fo:min-width="4.961cm"/>
    </style:style>
    <style:style style:name="gr8" style:family="graphic" style:parent-style-name="standard">
      <style:graphic-properties draw:textarea-horizontal-align="justify" draw:textarea-vertical-align="middle" draw:auto-grow-height="false" fo:min-height="1.75cm" fo:min-width="15.375cm" fo:wrap-option="no-wrap"/>
    </style:style>
    <style:style style:name="gr9" style:family="graphic" style:parent-style-name="standard">
      <style:graphic-properties draw:fill-color="#21409a" draw:textarea-horizontal-align="justify" draw:textarea-vertical-align="middle" draw:auto-grow-height="false" fo:min-height="6.227cm" fo:min-width="8.39cm"/>
    </style:style>
    <style:style style:name="gr10" style:family="graphic" style:parent-style-name="standard">
      <style:graphic-properties draw:textarea-horizontal-align="justify" draw:textarea-vertical-align="middle" draw:auto-grow-height="false" fo:min-height="0.766cm" fo:min-width="3.691cm"/>
    </style:style>
    <style:style style:name="gr11" style:family="graphic" style:parent-style-name="standard">
      <style:graphic-properties draw:fill-color="#fff200" draw:textarea-horizontal-align="justify" draw:textarea-vertical-align="middle" draw:auto-grow-height="false" fo:min-height="1.687cm" fo:min-width="1.63cm"/>
    </style:style>
    <style:style style:name="gr12" style:family="graphic" style:parent-style-name="standard">
      <style:graphic-properties draw:textarea-horizontal-align="justify" draw:textarea-vertical-align="middle" draw:auto-grow-height="false" fo:min-height="2.102cm" fo:min-width="17.64cm" fo:wrap-option="no-wrap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-color="#0066b3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ed1c24"/>
      <style:paragraph-properties fo:text-align="center"/>
    </style:style>
    <style:style style:name="P4" style:family="paragraph">
      <loext:graphic-properties draw:fill-color="#fff200"/>
      <style:paragraph-properties fo:text-align="center"/>
    </style:style>
    <style:style style:name="P5" style:family="paragraph">
      <loext:graphic-properties draw:fill-color="#21409a"/>
      <style:paragraph-properties fo:text-align="center"/>
    </style:style>
    <style:style style:name="P6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367cm" svg:height="9.652cm" svg:x="3.112cm" svg:y="4.6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032cm" svg:height="1.815cm" svg:x="3.667cm" svg:y="6.678cm">
          <text:p text:style-name="P2">Ga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003cm" svg:height="1.942cm" svg:x="6.617cm" svg:y="6.678cm">
          <text:p text:style-name="P2">Ga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974cm" svg:height="1.942cm" svg:x="9.567cm" svg:y="6.678cm">
          <text:p text:style-name="P2">Ga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.072cm" svg:height="1.942cm" svg:x="12.517cm" svg:y="6.678cm">
          <text:p text:style-name="P2">Ga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2.043cm" svg:height="1.942cm" svg:x="15.467cm" svg:y="6.678cm">
          <text:p text:style-name="P2">Game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5.461cm" svg:height="0.762cm" svg:x="7.985cm" svg:y="5.318cm">
          <text:p text:style-name="P2">Valid Cores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7.145cm" svg:height="2.159cm" svg:x="1.889cm" svg:y="1.254cm">
          <text:p text:style-name="P2">Dropdown box with Valid Cores, defaults to last used core</text:p>
          <draw:enhanced-geometry svg:viewBox="0 0 21600 21600" draw:text-areas="800 800 20800 20800" draw:type="round-rectangular-callout" draw:modifiers="11495.3925113729 3949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5" draw:layer="layout" svg:width="8.89cm" svg:height="6.477cm" svg:x="4.81cm" svg:y="16.11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4.191cm" svg:height="1.016cm" svg:x="7.223cm" svg:y="16.494cm">
          <text:p text:style-name="P2">Core Name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3.01cm" svg:height="2.737cm" svg:x="5.826cm" svg:y="18.88cm">
          <text:p text:style-name="P2">New</text:p>
          <text:p text:style-name="P2">Syste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3.01cm" svg:height="2.737cm" svg:x="9.727cm" svg:y="18.88cm">
          <text:p text:style-name="P2">Existing</text:p>
          <text:p text:style-name="P2">Syste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9.59cm" svg:height="2.54cm" svg:x="1cm" svg:y="23.86cm">
          <text:p text:style-name="P2">Dialog to install core based on a multi-core system.</text:p>
          <text:p text:style-name="P2">Label with core name, welcome widget w/ 2 buttons for each action</text:p>
          <draw:enhanced-geometry svg:viewBox="0 0 21600 21600" draw:text-areas="800 800 20800 20800" draw:type="round-rectangular-callout" draw:modifiers="5789.47475881782 -11934.82880755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3" draw:text-style-name="P6" draw:layer="layout" svg:x1="13.126cm" svg:y1="5.6cm" svg:x2="13.126cm" svg:y2="5.98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2T10:32:07.834469499</meta:creation-date>
    <dc:date>2020-02-12T11:02:25.308525322</dc:date>
    <meta:editing-duration>PT20M7S</meta:editing-duration>
    <meta:editing-cycles>1</meta:editing-cycles>
    <meta:document-statistic meta:object-count="14"/>
    <meta:generator>LibreOffice/6.0.7.3$Linux_X86_64 LibreOffice_project/00m0$Build-3</meta:generator>
  </office:meta>
</office:document-meta>
</file>